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file-entry manifest:media-type="image/png" manifest:full-path="Pictures/Picture2"/>
  <manifest:file-entry manifest:media-type="image/png" manifest:full-path="Pictures/Picture3"/>
  <manifest:file-entry manifest:media-type="image/png" manifest:full-path="Pictures/Picture4"/>
  <manifest:file-entry manifest:media-type="image/png" manifest:full-path="Pictures/Picture5"/>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6" style:family="text">
      <style:text-properties fo:font-weight="bold" fo:font-family="Sans"/>
    </style:style>
    <style:style style:name="c7" style:family="text">
      <style:text-properties fo:font-weight="bold" fo:font-family="Sans"/>
    </style:style>
    <style:style style:name="p8" style:family="paragraph">
      <style:paragraph-properties fo:margin-top="9pt" fo:margin-bottom="9pt"/>
    </style:style>
    <style:style style:name="c9" style:family="text">
      <style:text-properties fo:font-family="Sans" style:text-underline-type="single" style:text-underline-style="solid" fo:color="#0000ff"/>
    </style:style>
    <style:style style:name="p10" style:family="paragraph">
      <style:paragraph-properties fo:margin-top="10.5pt" fo:margin-bottom="9pt"/>
    </style:style>
    <style:style style:name="c11" style:family="text">
      <style:text-properties fo:font-family="Courier New,courier"/>
    </style:style>
    <style:style style:name="c12" style:family="text">
      <style:text-properties fo:font-weight="bold" fo:font-family="Sans"/>
    </style:style>
    <style:style style:name="c13" style:family="text">
      <style:text-properties fo:font-family="Sans" style:text-underline-type="single" style:text-underline-style="solid" fo:color="#0000ff"/>
    </style:style>
    <style:style style:name="c14" style:family="text">
      <style:text-properties fo:font-family="Sans" style:text-underline-type="single" style:text-underline-style="solid" fo:color="#0000ff"/>
    </style:style>
    <style:style style:name="c15" style:family="text">
      <style:text-properties fo:font-weight="bold" fo:font-family="Sans"/>
    </style:style>
    <style:style style:name="c16" style:family="text">
      <style:text-properties fo:font-family="Sans"/>
    </style:style>
    <style:style style:name="c17" style:family="text">
      <style:text-properties fo:font-weight="bold" fo:font-family="Sans"/>
    </style:style>
    <style:style style:name="c18" style:family="text">
      <style:text-properties fo:font-weight="bold" fo:font-family="Sans"/>
    </style:style>
    <style:style style:name="s19" style:family="section">
      <style:section-properties/>
    </style:style>
    <style:style style:name="c20" style:family="text">
      <style:text-properties fo:font-family="Sans"/>
    </style:style>
    <style:style style:name="c22" style:family="text">
      <style:text-properties fo:font-weight="bold" fo:font-family="Sans"/>
    </style:style>
    <style:style style:name="c23" style:family="text">
      <style:text-properties fo:font-family="Sans"/>
    </style:style>
    <style:style style:name="c24" style:family="text">
      <style:text-properties fo:font-weight="bold" fo:font-family="Sans"/>
    </style:style>
    <style:style style:name="c25" style:family="text">
      <style:text-properties fo:font-weight="bold" fo:font-family="Sans"/>
    </style:style>
    <style:style style:name="c26" style:family="text">
      <style:text-properties fo:font-family="Sans"/>
    </style:style>
    <style:style style:name="c27" style:family="text">
      <style:text-properties fo:font-weight="bold" fo:font-family="Sans"/>
    </style:style>
    <style:style style:name="c28" style:family="text">
      <style:text-properties fo:font-family="Sans"/>
    </style:style>
    <style:style style:name="c29" style:family="text">
      <style:text-properties fo:font-weight="bold" fo:font-family="Sans"/>
    </style:style>
    <style:style style:name="c30" style:family="text">
      <style:text-properties fo:font-family="Sans"/>
    </style:style>
    <style:style style:name="c0" style:family="text">
      <style:text-properties fo:font-family="Sans"/>
    </style:style>
    <style:style style:name="p5" style:family="paragraph">
      <style:paragraph-properties fo:margin-top="10.5pt" fo:margin-bottom="9pt" fo:margin-left="0pt"/>
    </style:style>
  </office:automatic-styles>
  <office:body>
    <office:text>
      <text:p text:style-name="p5"><text:span text:style-name="c7">W</text:span><text:span text:style-name="c6">indows Installation of WDD Wallet</text:span></text:p>
      <text:p text:style-name="p8"><text:span text:style-name="c0">Download the installer from </text:span><text:span text:style-name="c9">http://64.19.211.41/wdd/WddWalletSetup.exe</text:span><text:span text:style-name="c0"> to your download folder. Launch WddWalletSetup.exe, and follow the prompts. </text:span></text:p>
      <text:p text:style-name="p8"><text:span text:style-name="c0">Note: As part of the wallet installation it will install VirtualBox. Accept all the defaults, but when you are offered the option to run VirtualBox at the end of the installation, uncheck the box. </text:span></text:p>
      <text:p text:style-name="p8"><text:span text:style-name="c0">The last page of the installer will offer to run Wallet.exe. Keep the box checked and it will start the wallet automatically.</text:span></text:p>
      <text:p text:style-name="p8"><text:span text:style-name="c0">The first time it runs, it will take some time to initialize. Please be patient. </text:span></text:p>
      <text:p text:style-name="p8"><text:span text:style-name="c0">When it prompts to seed the chain, accept the default location. The wallet will automatically assign you a unique address. This is like your account number. You receive and send using your address.</text:span></text:p>
      <text:p text:style-name="p8"><text:span text:style-name="c0">When you see your address and your QR code, you are ready to accept WDD and Vouchers.</text:span></text:p>
      <text:p text:style-name="p10"><text:span text:style-name="c6">Verifying integrity of your Windows install download</text:span></text:p>
      <text:p text:style-name="p8"><text:span text:style-name="c0">Because of the value of crypto, some attempts have been seen to trick people into installing compromised software. We are not aware of any attempts to do so with this wallet, howevver, we provide an MD5 and SHA256 checksum that lets you verify the installer. Obtain the checksums from http:///wdd/checksums.txt</text:span></text:p>
      <text:p text:style-name="p8"><text:span text:style-name="c0">Use these commands in a command prompt (on Windows) to verify the checksum. Verifying one is enough. Replace with the filename of your download.<text:line-break/></text:span><text:span text:style-name="c11">certutil -hashfile &lt;file&gt; md5</text:span><text:span text:style-name="c0"><text:line-break/></text:span><text:span text:style-name="c11">certutil -hashfile &lt;file&gt; sha256</text:span></text:p>
      <text:p text:style-name="p5"><text:span text:style-name="c12">L</text:span><text:span text:style-name="c6">inux Installation of WDD Wallet</text:span></text:p>
      <text:p text:style-name="p8"><text:span text:style-name="c0">Download the installer from<text:line-break/></text:span><text:span text:style-name="c13">http://64.19.211.41/wdd/wdd-wallet-linux-x64.tar.gz</text:span><text:span text:style-name="c0"> for 64-bit<text:line-break/></text:span><text:span text:style-name="c14">http://64.19.211.41/wdd/wdd-wallet-linux-ia32.tar.gz</text:span><text:span text:style-name="c0"> for 32-bit </text:span></text:p>
      <text:p text:style-name="p8"><text:span text:style-name="c0">Extract with: </text:span><text:span text:style-name="c11">tar -xzvf &lt;file&gt;</text:span><text:span text:style-name="c0"> </text:span></text:p>
      <text:p text:style-name="p8"><text:span text:style-name="c0">From the newly created wddwallet folder, run:<text:line-break/></text:span><text:span text:style-name="c11">sudo sh install.sh</text:span><text:span text:style-name="c0"><text:line-break/>You may be prompted for your password, and at the end of the install you will be asked if you want to run the wallet.</text:span></text:p>
      <text:p text:style-name="p8"><text:span text:style-name="c0">The first time the wallet runs, it will take some time to initialize. Please be patient. </text:span></text:p>
      <text:p text:style-name="p8"><text:span text:style-name="c0">When it prompts to seed the chain, accept the default location. The wallet will automatically assign you a unique address. This is like your account number. You receive and send using your address.</text:span></text:p>
      <text:p text:style-name="p8"><text:span text:style-name="c0">When you see your address and your QR code, you are ready to accept WDD and Vouchers.</text:span></text:p>
      <text:p text:style-name="p8"><text:span text:style-name="c0">To run the wallet later:<text:line-break/></text:span><text:span text:style-name="c11">wdd-wallet</text:span></text:p>
      <text:p text:style-name="p10"><text:span text:style-name="c6">Verifying integrity of your linux download</text:span></text:p>
      <text:p text:style-name="p8"><text:span text:style-name="c0">Because of the value of crypto, some attempts have been seen to trick people into installing compromised software. We are not aware of any attempts to do so with this wallet, howevver, we provide an MD5 and SHA256 checksum that lets you verify the installer. Obtain the checksums from http://64.19.211.41/wdd/checksums_linux.txt</text:span></text:p>
      <text:p text:style-name="p8"><text:span text:style-name="c0">Use these commands in a command prompt (on Windows) to verify the checksum. Verifying one is enough. Replace </text:span><text:span text:style-name="c11">&lt;file&gt;</text:span><text:span text:style-name="c0"> with the filename of your download.<text:line-break/></text:span><text:span text:style-name="c11">md5sum &lt;file&gt;</text:span><text:span text:style-name="c0"><text:line-break/></text:span><text:span text:style-name="c11">sha256sum &lt;file&gt;</text:span><text:span text:style-name="c0"> </text:span></text:p>
      <text:p text:style-name="p10"><text:span text:style-name="c6">Backup your wallet</text:span></text:p>
      <text:p text:style-name="p8"><text:span text:style-name="c0">Back up this folder*:<text:line-break/></text:span><text:span text:style-name="c11">C:\Users\&lt;your user&gt;\Virtual Box VMs\wddwallet</text:span></text:p>
      <text:p text:style-name="p8"><text:span text:style-name="c0">This folder can be large. It is recommended to save to an external HD, large thumbdrive, or DVD. </text:span></text:p>
      <text:p text:style-name="p8"><text:span text:style-name="c16">*It is important to keep your backup in a secure location.</text:span></text:p>
      <text:p text:style-name="p5"><text:span text:style-name="c17">B</text:span><text:span text:style-name="c6">ackup your wallet</text:span></text:p>
      <text:p text:style-name="p8"><text:span text:style-name="c0">Back up this file*:<text:line-break/></text:span><text:span text:style-name="c11">~/.multichain/wdd/wallet.dat</text:span></text:p>
      <text:p text:style-name="p8"><text:span text:style-name="c16">*It is important to keep your backup in a secure location.</text:span></text:p>
      <text:p text:style-name="p5"><text:span text:style-name="c18">R</text:span><text:span text:style-name="c6">eceiving Vouchers or WDD</text:span></text:p>
      <text:p text:style-name="p8"><text:span text:style-name="c0">For others to send WDD or Assets to you, they will need your address. </text:span></text:p>
      <text:p text:style-name="p8"><text:span>
          <draw:frame draw:name="Receiving.png" svg:width="492.75pt" svg:height="443.25pt">
            <draw:image xlink:href="Pictures/Picture1"/>
          </draw:frame>
        </text:span></text:p>
      <text:p text:style-name="p8"><text:span text:style-name="c0">You can give them the address text string which looks like this: <text:line-break/></text:span><text:span text:style-name="c11">wUCS7Qy9YzoQt1Np4XEqHVDhMGnpCSECEcWKtd</text:span><text:span text:style-name="c0"><text:line-break/>Or let the recipient scan the QR Code with their phone. </text:span></text:p>
      <text:p text:style-name="p8"><text:span text:style-name="c0">You can copy/paste the address or qr code from the application to an e-mail. </text:span></text:p>
      <text:p text:style-name="p5"><text:span text:style-name="c22">S</text:span><text:span text:style-name="c6">ending WDD</text:span></text:p>
      <text:p text:style-name="p8"><text:span text:style-name="c0">To send WDD to others. </text:span></text:p>
      <text:p text:style-name="p8"><text:span>
          <draw:frame draw:name="SendWDD.png" svg:width="492.75pt" svg:height="443.25pt">
            <draw:image xlink:href="Pictures/Picture2"/>
          </draw:frame>
        </text:span></text:p>
      <text:p text:style-name="p8"><text:span text:style-name="c0">Paste their address into </text:span><text:span text:style-name="c24">Send to</text:span><text:span text:style-name="c0">: This is like their account number. If you have their QR code, and your computer has a camera, then hit [Scan QR Code] to allow the camera to see the QR code image. If it is a valid address, it will be recognized automatically and entered for you.</text:span></text:p>
      <text:p text:style-name="p8"><text:span text:style-name="c0">Enter the amount you wish to send, and hit [Send].</text:span></text:p>
      <text:p text:style-name="p8"><text:span text:style-name="c0">If you are connected to the internet, the WDD will be sent. It will usually show up very quickly, but may take several minutes before it can be spent by the recipient. </text:span></text:p>
      <text:p text:style-name="p10"><text:span text:style-name="c6">Sending a Voucher</text:span></text:p>
      <text:p text:style-name="p8"><text:span text:style-name="c0">To send a voucher. </text:span></text:p>
      <text:p text:style-name="p8"><text:span>
          <draw:frame draw:name="SendVoucher.png" svg:width="492.75pt" svg:height="443.25pt">
            <draw:image xlink:href="Pictures/Picture3"/>
          </draw:frame>
        </text:span></text:p>
      <text:p text:style-name="p8"><text:span text:style-name="c0">Select the voucher you wish to send. If the Voucher list is empty, you do not have any vouchers.</text:span></text:p>
      <text:p text:style-name="p8"><text:span text:style-name="c0">Paste the recipient's address into </text:span><text:span text:style-name="c24">Send to</text:span><text:span text:style-name="c0">: </text:span></text:p>
      <text:p text:style-name="p8"><text:span text:style-name="c0">If you have their QR code, and your computer has a camera, then hit [Scan QR Code] to allow the camera to see the QR code image. If it is a valid address, it will be recognized automatically and entered for you.</text:span></text:p>
      <text:p text:style-name="p8"><text:span text:style-name="c0">Enter the amount you wish to send, and hit [Send].</text:span></text:p>
      <text:p text:style-name="p8"><text:span text:style-name="c0">If you are connected to the internet, the Voucher will be sent. </text:span></text:p>
      <text:p text:style-name="p10"><text:span text:style-name="c6">Transaction History</text:span></text:p>
      <text:p text:style-name="p8"><text:span text:style-name="c0">View the transaction history of your account.</text:span></text:p>
      <text:p text:style-name="p8"><text:span>
          <draw:frame draw:name="History.png" svg:width="492.75pt" svg:height="443.25pt">
            <draw:image xlink:href="Pictures/Picture4"/>
          </draw:frame>
        </text:span><text:span text:style-name="c0"> </text:span></text:p>
      <text:p text:style-name="p10"><text:span text:style-name="c6">Settings</text:span></text:p>
      <text:p text:style-name="p8"><text:span text:style-name="c0">Select your preferred language.</text:span></text:p>
      <text:p text:style-name="p8"><text:span>
          <draw:frame draw:name="Settings.png" svg:width="492.75pt" svg:height="443.25pt">
            <draw:image xlink:href="Pictures/Picture5"/>
          </draw:frame>
        </text:span><text:span text:style-name="c0"> </text:span></text:p>
    </office:text>
  </office:body>
</office:document-content>
</file>